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9999" draw:fill-color="#dddddd" draw:textarea-horizontal-align="justify" draw:textarea-vertical-align="middle" draw:auto-grow-height="false" fo:min-height="1.5cm" fo:min-width="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cm" svg:height="1.75cm" svg:x="1.75cm" svg:y="2.6cm">
          <text:p text:style-name="P1">Ja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3.25cm" svg:y="2.6cm">
          <text:p text:style-name="P1">Fe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4.75cm" svg:y="2.6cm">
          <text:p text:style-name="P1">Ma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6.25cm" svg:y="2.6cm">
          <text:p text:style-name="P1">Ap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7.75cm" svg:y="2.6cm">
          <text:p text:style-name="P1">May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9.25cm" svg:y="2.6cm">
          <text:p text:style-name="P1">Ju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0.75cm" svg:y="2.6cm">
          <text:p text:style-name="P1">Ju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2.25cm" svg:y="2.6cm">
          <text:p text:style-name="P1">Aug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3.75cm" svg:y="2.6cm">
          <text:p text:style-name="P1">Se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5.25cm" svg:y="2.6cm">
          <text:p text:style-name="P1">Oc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6.75cm" svg:y="2.6cm">
          <text:p text:style-name="P1">Nov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8.25cm" svg:y="2.6cm">
          <text:p text:style-name="P1">Dec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907cm" svg:height="0.962cm" svg:x="9.75cm" svg:y="1.7cm">
          <draw:text-box>
            <text:p>2021</text:p>
          </draw:text-box>
        </draw:frame>
        <draw:custom-shape draw:style-name="gr1" draw:text-style-name="P2" draw:layer="layout" svg:width="1.5cm" svg:height="1.75cm" svg:x="1.75cm" svg:y="5.301cm">
          <text:p text:style-name="P1">Ja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3.25cm" svg:y="5.301cm">
          <text:p text:style-name="P1">Fe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4.75cm" svg:y="5.301cm">
          <text:p text:style-name="P1">Ma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6.25cm" svg:y="5.301cm">
          <text:p text:style-name="P1">Ap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7.75cm" svg:y="5.301cm">
          <text:p text:style-name="P1">May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9.25cm" svg:y="5.301cm">
          <text:p text:style-name="P1">Ju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0.75cm" svg:y="5.301cm">
          <text:p text:style-name="P1">Ju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2.25cm" svg:y="5.301cm">
          <text:p text:style-name="P1">Aug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3.75cm" svg:y="5.301cm">
          <text:p text:style-name="P1">Se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5.25cm" svg:y="5.301cm">
          <text:p text:style-name="P1">Oc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6.75cm" svg:y="5.301cm">
          <text:p text:style-name="P1">Nov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8.25cm" svg:y="5.301cm">
          <text:p text:style-name="P1">Dec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907cm" svg:height="0.962cm" svg:x="9.75cm" svg:y="4.401cm">
          <draw:text-box>
            <text:p>2022</text:p>
          </draw:text-box>
        </draw:frame>
        <draw:custom-shape draw:style-name="gr1" draw:text-style-name="P2" draw:layer="layout" svg:width="1.5cm" svg:height="1.75cm" svg:x="1.75cm" svg:y="8.001cm">
          <text:p text:style-name="P1">Ja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3.25cm" svg:y="8.001cm">
          <text:p text:style-name="P1">Fe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4.75cm" svg:y="8.001cm">
          <text:p text:style-name="P1">Ma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6.25cm" svg:y="8.001cm">
          <text:p text:style-name="P1">Ap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7.75cm" svg:y="8.001cm">
          <text:p text:style-name="P1">May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9.25cm" svg:y="8.001cm">
          <text:p text:style-name="P1">Ju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0.75cm" svg:y="8.001cm">
          <text:p text:style-name="P1">Ju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2.25cm" svg:y="8.001cm">
          <text:p text:style-name="P1">Aug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3.75cm" svg:y="8.001cm">
          <text:p text:style-name="P1">Se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5.25cm" svg:y="8.001cm">
          <text:p text:style-name="P1">Oc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6.75cm" svg:y="8.001cm">
          <text:p text:style-name="P1">Nov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8.25cm" svg:y="8.001cm">
          <text:p text:style-name="P1">Dec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907cm" svg:height="0.962cm" svg:x="9.75cm" svg:y="7.101cm">
          <draw:text-box>
            <text:p>2023</text:p>
          </draw:text-box>
        </draw:frame>
        <draw:custom-shape draw:style-name="gr1" draw:text-style-name="P2" draw:layer="layout" svg:width="1.5cm" svg:height="1.75cm" svg:x="1.75cm" svg:y="10.702cm">
          <text:p text:style-name="P1">Ja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3.25cm" svg:y="10.702cm">
          <text:p text:style-name="P1">Fe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4.75cm" svg:y="10.702cm">
          <text:p text:style-name="P1">Ma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6.25cm" svg:y="10.702cm">
          <text:p text:style-name="P1">Ap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7.75cm" svg:y="10.702cm">
          <text:p text:style-name="P1">May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9.25cm" svg:y="10.702cm">
          <text:p text:style-name="P1">Ju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0.75cm" svg:y="10.702cm">
          <text:p text:style-name="P1">Ju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2.25cm" svg:y="10.702cm">
          <text:p text:style-name="P1">Aug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3.75cm" svg:y="10.702cm">
          <text:p text:style-name="P1">Se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5.25cm" svg:y="10.702cm">
          <text:p text:style-name="P1">Oc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6.75cm" svg:y="10.702cm">
          <text:p text:style-name="P1">Nov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8.25cm" svg:y="10.702cm">
          <text:p text:style-name="P1">Dec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907cm" svg:height="0.962cm" svg:x="9.75cm" svg:y="9.802cm">
          <draw:text-box>
            <text:p>2024</text:p>
          </draw:text-box>
        </draw:frame>
        <draw:custom-shape draw:style-name="gr1" draw:text-style-name="P2" draw:layer="layout" svg:width="1.5cm" svg:height="1.75cm" svg:x="1.75cm" svg:y="13.401cm">
          <text:p text:style-name="P1">Ja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3.25cm" svg:y="13.401cm">
          <text:p text:style-name="P1">Fe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4.75cm" svg:y="13.401cm">
          <text:p text:style-name="P1">Ma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6.25cm" svg:y="13.401cm">
          <text:p text:style-name="P1">Ap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7.75cm" svg:y="13.401cm">
          <text:p text:style-name="P1">May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9.25cm" svg:y="13.401cm">
          <text:p text:style-name="P1">Ju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0.75cm" svg:y="13.401cm">
          <text:p text:style-name="P1">Ju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2.25cm" svg:y="13.401cm">
          <text:p text:style-name="P1">Aug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3.75cm" svg:y="13.401cm">
          <text:p text:style-name="P1">Se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5.25cm" svg:y="13.401cm">
          <text:p text:style-name="P1">Oc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6.75cm" svg:y="13.401cm">
          <text:p text:style-name="P1">Nov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8.25cm" svg:y="13.401cm">
          <text:p text:style-name="P1">Dec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907cm" svg:height="0.962cm" svg:x="9.75cm" svg:y="12.501cm">
          <draw:text-box>
            <text:p>2025</text:p>
          </draw:text-box>
        </draw:frame>
        <draw:custom-shape draw:style-name="gr1" draw:text-style-name="P2" draw:layer="layout" svg:width="1.5cm" svg:height="1.75cm" svg:x="1.75cm" svg:y="16.102cm">
          <text:p text:style-name="P1">Ja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3.25cm" svg:y="16.102cm">
          <text:p text:style-name="P1">Fe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4.75cm" svg:y="16.102cm">
          <text:p text:style-name="P1">Ma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6.25cm" svg:y="16.102cm">
          <text:p text:style-name="P1">Ap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7.75cm" svg:y="16.102cm">
          <text:p text:style-name="P1">May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9.25cm" svg:y="16.102cm">
          <text:p text:style-name="P1">Ju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0.75cm" svg:y="16.102cm">
          <text:p text:style-name="P1">Ju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2.25cm" svg:y="16.102cm">
          <text:p text:style-name="P1">Aug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3.75cm" svg:y="16.102cm">
          <text:p text:style-name="P1">Se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5.25cm" svg:y="16.102cm">
          <text:p text:style-name="P1">Oc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6.75cm" svg:y="16.102cm">
          <text:p text:style-name="P1">Nov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8.25cm" svg:y="16.102cm">
          <text:p text:style-name="P1">Dec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907cm" svg:height="0.962cm" svg:x="9.75cm" svg:y="15.202cm">
          <draw:text-box>
            <text:p>2026</text:p>
          </draw:text-box>
        </draw:frame>
        <draw:custom-shape draw:style-name="gr1" draw:text-style-name="P2" draw:layer="layout" svg:width="1.5cm" svg:height="1.75cm" svg:x="1.75cm" svg:y="18.802cm">
          <text:p text:style-name="P1">Ja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3.25cm" svg:y="18.802cm">
          <text:p text:style-name="P1">Fe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4.75cm" svg:y="18.802cm">
          <text:p text:style-name="P1">Ma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6.25cm" svg:y="18.802cm">
          <text:p text:style-name="P1">Ap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7.75cm" svg:y="18.802cm">
          <text:p text:style-name="P1">May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9.25cm" svg:y="18.802cm">
          <text:p text:style-name="P1">Ju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0.75cm" svg:y="18.802cm">
          <text:p text:style-name="P1">Ju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2.25cm" svg:y="18.802cm">
          <text:p text:style-name="P1">Aug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3.75cm" svg:y="18.802cm">
          <text:p text:style-name="P1">Se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5.25cm" svg:y="18.802cm">
          <text:p text:style-name="P1">Oc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6.75cm" svg:y="18.802cm">
          <text:p text:style-name="P1">Nov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8.25cm" svg:y="18.802cm">
          <text:p text:style-name="P1">Dec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907cm" svg:height="0.962cm" svg:x="9.75cm" svg:y="17.902cm">
          <draw:text-box>
            <text:p>2027</text:p>
          </draw:text-box>
        </draw:frame>
        <draw:custom-shape draw:style-name="gr1" draw:text-style-name="P2" draw:layer="layout" svg:width="1.5cm" svg:height="1.75cm" svg:x="1.75cm" svg:y="21.503cm">
          <text:p text:style-name="P1">Ja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3.25cm" svg:y="21.503cm">
          <text:p text:style-name="P1">Fe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4.75cm" svg:y="21.503cm">
          <text:p text:style-name="P1">Ma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6.25cm" svg:y="21.503cm">
          <text:p text:style-name="P1">Ap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7.75cm" svg:y="21.503cm">
          <text:p text:style-name="P1">May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9.25cm" svg:y="21.503cm">
          <text:p text:style-name="P1">Ju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0.75cm" svg:y="21.503cm">
          <text:p text:style-name="P1">Ju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2.25cm" svg:y="21.503cm">
          <text:p text:style-name="P1">Aug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3.75cm" svg:y="21.503cm">
          <text:p text:style-name="P1">Se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5.25cm" svg:y="21.503cm">
          <text:p text:style-name="P1">Oc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6.75cm" svg:y="21.503cm">
          <text:p text:style-name="P1">Nov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8.25cm" svg:y="21.503cm">
          <text:p text:style-name="P1">Dec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907cm" svg:height="0.962cm" svg:x="9.75cm" svg:y="20.603cm">
          <draw:text-box>
            <text:p>2028</text:p>
          </draw:text-box>
        </draw:frame>
        <draw:custom-shape draw:style-name="gr1" draw:text-style-name="P2" draw:layer="layout" svg:width="1.5cm" svg:height="1.75cm" svg:x="1.75cm" svg:y="24.204cm">
          <text:p text:style-name="P1">Ja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3.25cm" svg:y="24.204cm">
          <text:p text:style-name="P1">Fe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4.75cm" svg:y="24.204cm">
          <text:p text:style-name="P1">Ma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6.25cm" svg:y="24.204cm">
          <text:p text:style-name="P1">Ap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7.75cm" svg:y="24.204cm">
          <text:p text:style-name="P1">May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9.25cm" svg:y="24.204cm">
          <text:p text:style-name="P1">Ju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0.75cm" svg:y="24.204cm">
          <text:p text:style-name="P1">Ju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2.25cm" svg:y="24.204cm">
          <text:p text:style-name="P1">Aug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3.75cm" svg:y="24.204cm">
          <text:p text:style-name="P1">Se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5.25cm" svg:y="24.204cm">
          <text:p text:style-name="P1">Oc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6.75cm" svg:y="24.204cm">
          <text:p text:style-name="P1">Nov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75cm" svg:x="18.25cm" svg:y="24.204cm">
          <text:p text:style-name="P1">Dec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907cm" svg:height="0.962cm" svg:x="9.75cm" svg:y="23.304cm">
          <draw:text-box>
            <text:p>2029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2T11:16:45.991226493</meta:creation-date>
    <dc:date>2021-07-12T11:45:30.708158856</dc:date>
    <meta:editing-duration>PT28M44S</meta:editing-duration>
    <meta:editing-cycles>3</meta:editing-cycles>
    <meta:generator>LibreOffice/7.0.6.2$Linux_X86_64 LibreOffice_project/00$Build-2</meta:generator>
    <meta:document-statistic meta:object-count="117"/>
  </office:meta>
</office:document-meta>
</file>